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OP is a programming paradigm that is based on the concept of "objects", which can represent real-world entities, such as a person, a bank account, or a car. Each object has its own state (data) and behavior (methods), and can interact with other objects.</text:p>
      <text:p text:style-name="Text_20_body">In Java, objects are created from classes. A class is a blueprint for creating objects, and it defines the state and behavior of the objects that will be created from it. Here is an example of a simple class in Java:</text:p>
      <text:p text:style-name="Preformatted_20_Text"><text:span text:style-name="Source_20_Text">// A class to represent a bank account</text:span></text:p>
      <text:p text:style-name="Preformatted_20_Text"><text:span text:style-name="Source_20_Text">class BankAccount {</text:span></text:p>
      <text:p text:style-name="Preformatted_20_Text"><text:span text:style-name="Source_20_Text"><text:s text:c="4"/>// The account balance</text:span></text:p>
      <text:p text:style-name="Preformatted_20_Text"><text:span text:style-name="Source_20_Text"><text:s text:c="4"/>private double balance;</text:span></text:p>
      <text:p text:style-name="Preformatted_20_Text"/>
      <text:p text:style-name="Preformatted_20_Text"><text:span text:style-name="Source_20_Text"><text:s text:c="4"/>// A constructor to set the initial balance</text:span></text:p>
      <text:p text:style-name="Preformatted_20_Text"><text:span text:style-name="Source_20_Text"><text:s text:c="4"/>public BankAccount(double initialBalance) {</text:span></text:p>
      <text:p text:style-name="Preformatted_20_Text"><text:span text:style-name="Source_20_Text"><text:s text:c="8"/>balance = initialBalance;</text:span></text:p>
      <text:p text:style-name="Preformatted_20_Text"><text:span text:style-name="Source_20_Text"><text:s text:c="4"/>}</text:span></text:p>
      <text:p text:style-name="Preformatted_20_Text"/>
      <text:p text:style-name="Preformatted_20_Text"><text:span text:style-name="Source_20_Text"><text:s text:c="4"/>// A method to deposit money into the account</text:span></text:p>
      <text:p text:style-name="Preformatted_20_Text"><text:span text:style-name="Source_20_Text"><text:s text:c="4"/>public void deposit(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withdraw money from the account</text:span></text:p>
      <text:p text:style-name="Preformatted_20_Text"><text:span text:style-name="Source_20_Text"><text:s text:c="4"/>public void withdraw(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get the current balance</text:span></text:p>
      <text:p text:style-name="Preformatted_20_Text"><text:span text:style-name="Source_20_Text"><text:s text:c="4"/>public double getBalance() {</text:span></text:p>
      <text:p text:style-name="Preformatted_20_Text"><text:span text:style-name="Source_20_Text"><text:s text:c="8"/>return balance;</text:span></text:p>
      <text:p text:style-name="Preformatted_20_Text"><text:span text:style-name="Source_20_Text"><text:s text:c="4"/>}</text:span></text:p>
      <text:p text:style-name="P1"><text:span text:style-name="Source_20_Text">}</text:span></text:p>
      <text:p text:style-name="Text_20_body">This class defines a BankAccount, with an initial balance passed to the constructor and methods to deposit, withdraw and get the current balance of the account.</text:p>
      <text:p text:style-name="Text_20_body">You can create an object from this class by using the <text:span text:style-name="Source_20_Text">new</text:span> operator:</text:p>
      <text:p text:style-name="P1"><text:span text:style-name="Source_20_Text">BankAccount account = new BankAccount(1000);</text:span></text:p>
      <text:p text:style-name="Text_20_body">You can then use the object to call its methods:</text:p>
      <text:p text:style-name="Preformatted_20_Text"><text:span text:style-name="Source_20_Text">account.deposit(500);</text:span></text:p>
      <text:p text:style-name="Preformatted_20_Text"><text:span text:style-name="Source_20_Text">account.withdraw(200);</text:span></text:p>
      <text:p text:style-name="P1"><text:span text:style-name="Source_20_Text">double balance = account.getBalance();</text:span></text:p>
      <text:p text:style-name="Text_20_body">This is a basic example of how classes and objects work in Java. There are many other concepts in OOP such as inheritance, polymorphism, interfaces, etc. that you can learn and use to create more complex and powerful programs.</text:p>
      <text:p text:style-name="Text_20_body">Please let me know if there is any specific aspect of OOP you would like to know more about.</text:p>
      <text:p text:style-name="P2"><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EdFTp711pgcCUSnH3w0bP14tiD1d4E_z50VsTveIbbz%3Ds96-c&amp;w=64&amp;q=75" xlink:type="simple" xlink:show="embed" xlink:actuate="onLoad"/><svg:title>Sakalans Now</svg:title></draw:frame></text:p>
      <text:p text:style-name="Text_20_body">how to creat a class and object</text:p>
      <text:p text:style-name="Text_20_body">To create a class in Java, you use the <text:span text:style-name="Source_20_Text">class</text:span> keyword followed by the name of the class. The class definition should be placed in its own file with the same name as the class, and the file should have <text:soft-page-break/>the <text:span text:style-name="Source_20_Text">.java</text:span> extension. For example, if you want to create a class called <text:span text:style-name="Source_20_Text">Person</text:span>, you should create a file called <text:span text:style-name="Source_20_Text">Person.java</text:span>. Here is an example of a simple class in Java:</text:p>
      <text:p text:style-name="Preformatted_20_Text"><text:span text:style-name="Source_20_Text">// A class to represent a person</text:span></text:p>
      <text:p text:style-name="Preformatted_20_Text"><text:span text:style-name="Source_20_Text">class Person {</text:span></text:p>
      <text:p text:style-name="Preformatted_20_Text"><text:span text:style-name="Source_20_Text"><text:s text:c="4"/>// Instance variables to store the person's name and age</text:span></text:p>
      <text:p text:style-name="Preformatted_20_Text"><text:span text:style-name="Source_20_Text"><text:s text:c="4"/>private String name;</text:span></text:p>
      <text:p text:style-name="Preformatted_20_Text"><text:span text:style-name="Source_20_Text"><text:s text:c="4"/>private int age;</text:span></text:p>
      <text:p text:style-name="Preformatted_20_Text"/>
      <text:p text:style-name="Preformatted_20_Text"><text:span text:style-name="Source_20_Text"><text:s text:c="4"/>// A constructor to set the initial name and age</text:span></text:p>
      <text:p text:style-name="Preformatted_20_Text"><text:span text:style-name="Source_20_Text"><text:s text:c="4"/>public Person(String initialName, int initialAge) {</text:span></text:p>
      <text:p text:style-name="Preformatted_20_Text"><text:span text:style-name="Source_20_Text"><text:s text:c="8"/>name = initialName;</text:span></text:p>
      <text:p text:style-name="Preformatted_20_Text"><text:span text:style-name="Source_20_Text"><text:s text:c="8"/>age = initialAge;</text:span></text:p>
      <text:p text:style-name="Preformatted_20_Text"><text:span text:style-name="Source_20_Text"><text:s text:c="4"/>}</text:span></text:p>
      <text:p text:style-name="Preformatted_20_Text"/>
      <text:p text:style-name="Preformatted_20_Text"><text:span text:style-name="Source_20_Text"><text:s text:c="4"/>// A method to set the person's name</text:span></text:p>
      <text:p text:style-name="Preformatted_20_Text"><text:span text:style-name="Source_20_Text"><text:s text:c="4"/>public void setName(String newName) {</text:span></text:p>
      <text:p text:style-name="Preformatted_20_Text"><text:span text:style-name="Source_20_Text"><text:s text:c="8"/>name = newName;</text:span></text:p>
      <text:p text:style-name="Preformatted_20_Text"><text:span text:style-name="Source_20_Text"><text:s text:c="4"/>}</text:span></text:p>
      <text:p text:style-name="Preformatted_20_Text"/>
      <text:p text:style-name="Preformatted_20_Text"><text:span text:style-name="Source_20_Text"><text:s text:c="4"/>// A method to get the person's name</text:span></text:p>
      <text:p text:style-name="Preformatted_20_Text"><text:span text:style-name="Source_20_Text"><text:s text:c="4"/>public String getName() {</text:span></text:p>
      <text:p text:style-name="Preformatted_20_Text"><text:span text:style-name="Source_20_Text"><text:s text:c="8"/>return name;</text:span></text:p>
      <text:p text:style-name="Preformatted_20_Text"><text:span text:style-name="Source_20_Text"><text:s text:c="4"/>}</text:span></text:p>
      <text:p text:style-name="Preformatted_20_Text"/>
      <text:p text:style-name="Preformatted_20_Text"><text:span text:style-name="Source_20_Text"><text:s text:c="4"/>// A method to set the person's age</text:span></text:p>
      <text:p text:style-name="Preformatted_20_Text"><text:span text:style-name="Source_20_Text"><text:s text:c="4"/>public void setAge(int newAge) {</text:span></text:p>
      <text:p text:style-name="Preformatted_20_Text"><text:span text:style-name="Source_20_Text"><text:s text:c="8"/>age = newAge;</text:span></text:p>
      <text:p text:style-name="Preformatted_20_Text"><text:span text:style-name="Source_20_Text"><text:s text:c="4"/>}</text:span></text:p>
      <text:p text:style-name="Preformatted_20_Text"/>
      <text:p text:style-name="Preformatted_20_Text"><text:span text:style-name="Source_20_Text"><text:s text:c="4"/>// A method to get the person's age</text:span></text:p>
      <text:p text:style-name="Preformatted_20_Text"><text:span text:style-name="Source_20_Text"><text:s text:c="4"/>public int getAge() {</text:span></text:p>
      <text:p text:style-name="Preformatted_20_Text"><text:span text:style-name="Source_20_Text"><text:s text:c="8"/>return age;</text:span></text:p>
      <text:p text:style-name="Preformatted_20_Text"><text:span text:style-name="Source_20_Text"><text:s text:c="4"/>}</text:span></text:p>
      <text:p text:style-name="P1"><text:span text:style-name="Source_20_Text">}</text:span></text:p>
      <text:p text:style-name="Text_20_body">Once you have created a class, you can create objects from it. An object is an instance of a class. To create an object, you use the <text:span text:style-name="Source_20_Text">new</text:span> operator followed by the constructor of the class. The constructor is a special method that is used to initialize the state of the object. Here is an example of how to create an object from the <text:span text:style-name="Source_20_Text">Person</text:span> class:</text:p>
      <text:p text:style-name="P1"><text:span text:style-name="Source_20_Text">Person person = new Person("John Doe", 30);</text:span></text:p>
      <text:p text:style-name="Text_20_body">This creates a new object of the <text:span text:style-name="Source_20_Text">Person</text:span> class, with the name "John Doe" and age 30.</text:p>
      <text:p text:style-name="Text_20_body">You can also create more objects from the same class and each object will have its own state and behavior.</text:p>
      <text:p text:style-name="Preformatted_20_Text"><text:span text:style-name="Source_20_Text">Person person1 = new Person("Jane Doe", 25);</text:span></text:p>
      <text:p text:style-name="P1"><text:span text:style-name="Source_20_Text">Person person2 = new Person("Mike Smith", 35);</text:span></text:p>
      <text:p text:style-name="Text_20_body">You can access the state and behavior of an object by calling its methods and accessing its instance variables.</text:p>
      <text:p text:style-name="Preformatted_20_Text"><text:span text:style-name="Source_20_Text">System.out.println(person.getName()); // Output: "John Doe"</text:span></text:p>
      <text:p text:style-name="Preformatted_20_Text"><text:span text:style-name="Source_20_Text">person.setAge(35);</text:span></text:p>
      <text:p text:style-name="P1"><text:span text:style-name="Source_20_Text">System.out.println(person.getAge()); // Output: 35</text:span></text:p>
      <text:p text:style-name="Text_20_body">You can also use the object to call methods on it.</text:p>
      <text:p text:style-name="Preformatted_20_Text"><text:soft-page-break/><text:span text:style-name="Source_20_Text">person.setName("Jane Smith");</text:span></text:p>
      <text:p text:style-name="P1"><text:span text:style-name="Source_20_Text">String name = person.getName();</text:span></text:p>
      <text:p text:style-name="Text_20_body">This is a basic example of how to create a class and an object in Java, and how to use the object to call its methods and access its state.</text:p>
      <text:p text:style-name="P2"><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is encapsulation and access modifiers</text:p>
      <text:p text:style-name="Text_20_body">Encapsulation is one of the fundamental principles of object-oriented programming (OOP) and it's used to hide the internal details of a class from the outside world. This helps to create a clear boundary between the class and the code that uses the class, making the class more robust and easy to maintain.</text:p>
      <text:p text:style-name="Text_20_body">Java provides several access modifiers that can be used to control the visibility of a class's members (variables and methods). The access modifiers are:</text:p>
      <text:list text:style-name="L1">
        <text:list-item>
          <text:p text:style-name="P4"><text:span text:style-name="Source_20_Text">public</text:span>: A member that is declared as public can be accessed from anywhere.</text:p>
        </text:list-item>
        <text:list-item>
          <text:p text:style-name="P4"><text:span text:style-name="Source_20_Text">private</text:span>: A member that is declared as private can only be accessed from within the same class.</text:p>
        </text:list-item>
        <text:list-item>
          <text:p text:style-name="P4"><text:span text:style-name="Source_20_Text">protected</text:span>: A member that is declared as protected can be accessed from within the same package or from a subclass in a different package.</text:p>
        </text:list-item>
        <text:list-item>
          <text:p text:style-name="P3"><text:span text:style-name="Source_20_Text">default</text:span>: A member that doesn't have an access modifier specified is considered as having default access. It can be accessed from within the same package.</text:p>
        </text:list-item>
      </text:list>
      <text:p text:style-name="Text_20_body">Encapsulation is achieved by using the private access modifier for the class's instance variables, and providing public methods to access and modify the private data. This way, the class's internal state can be controlled and validated, and the class's behavior can be changed without affecting the code that uses the class.</text:p>
      <text:p text:style-name="Text_20_body">Here is an example:</text:p>
      <text:p text:style-name="Preformatted_20_Text"><text:span text:style-name="Source_20_Text">class BankAccount {</text:span></text:p>
      <text:p text:style-name="Preformatted_20_Text"><text:span text:style-name="Source_20_Text"><text:s text:c="4"/>// The account balance</text:span></text:p>
      <text:p text:style-name="Preformatted_20_Text"><text:span text:style-name="Source_20_Text"><text:s text:c="4"/>private double balance;</text:span></text:p>
      <text:p text:style-name="Preformatted_20_Text"/>
      <text:p text:style-name="Preformatted_20_Text"><text:span text:style-name="Source_20_Text"><text:s text:c="4"/>// A constructor to set the initial balance</text:span></text:p>
      <text:p text:style-name="Preformatted_20_Text"><text:span text:style-name="Source_20_Text"><text:s text:c="4"/>public BankAccount(double initialBalance) {</text:span></text:p>
      <text:p text:style-name="Preformatted_20_Text"><text:span text:style-name="Source_20_Text"><text:s text:c="8"/>balance = initialBalance;</text:span></text:p>
      <text:p text:style-name="Preformatted_20_Text"><text:span text:style-name="Source_20_Text"><text:s text:c="4"/>}</text:span></text:p>
      <text:p text:style-name="Preformatted_20_Text"/>
      <text:p text:style-name="Preformatted_20_Text"><text:span text:style-name="Source_20_Text"><text:s text:c="4"/>// A method to deposit money into the account</text:span></text:p>
      <text:p text:style-name="Preformatted_20_Text"><text:span text:style-name="Source_20_Text"><text:s text:c="4"/>public void deposit(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withdraw money from the account</text:span></text:p>
      <text:p text:style-name="Preformatted_20_Text"><text:span text:style-name="Source_20_Text"><text:s text:c="4"/>public void withdraw(double amount) {</text:span></text:p>
      <text:p text:style-name="Preformatted_20_Text"><text:span text:style-name="Source_20_Text"><text:s text:c="8"/>if (amount &gt; balance) {</text:span></text:p>
      <text:p text:style-name="Preformatted_20_Text"><text:span text:style-name="Source_20_Text"><text:s text:c="12"/>System.out.println("Insufficient funds");</text:span></text:p>
      <text:p text:style-name="Preformatted_20_Text"><text:span text:style-name="Source_20_Text"><text:s text:c="8"/>} else {</text:span></text:p>
      <text:p text:style-name="Preformatted_20_Text"><text:span text:style-name="Source_20_Text"><text:s text:c="12"/>balance -= amoun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A method to get the current balance</text:span></text:p>
      <text:p text:style-name="Preformatted_20_Text"><text:soft-page-break/><text:span text:style-name="Source_20_Text"><text:s text:c="4"/>public double getBalance() {</text:span></text:p>
      <text:p text:style-name="Preformatted_20_Text"><text:span text:style-name="Source_20_Text"><text:s text:c="8"/>return balance;</text:span></text:p>
      <text:p text:style-name="Preformatted_20_Text"><text:span text:style-name="Source_20_Text"><text:s text:c="4"/>}</text:span></text:p>
      <text:p text:style-name="P1"><text:span text:style-name="Source_20_Text">}</text:span></text:p>
      <text:p text:style-name="Text_20_body">Here the instance variable balance is private, so it can't be accessed or modified directly from outside the class. Instead, the class provides public methods to deposit, withdraw and get the balance, which can be used to access and modify the balance.</text:p>
      <text:p text:style-name="Text_20_body">In this way, the internal data is hidden and can be changed only by using the methods, making the class more robust and easier to maintain.</text:p>
      <text:p text:style-name="Text_20_body">It's worth noting that encapsulation is not only about hiding implementation details, but also about providing a clear and consistent interface that separates the code that uses the class from the code that implements the class.</text:p>
      <text:p text:style-name="P2"><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is polymorphism in details and comments</text:p>
      <text:p text:style-name="Text_20_body">Polymorphism is one of the fundamental principles of object-oriented programming (OOP) and it allows objects of different classes to be used interchangeably. The word polymorphism comes from Greek, and it means "many forms".</text:p>
      <text:p text:style-name="Text_20_body">In Java, polymorphism is achieved by using interfaces and inheritance. An interface is a contract that defines a set of methods that a class should implement. A class that implements an interface must provide an implementation for all of the methods defined in the interface.</text:p>
      <text:p text:style-name="Text_20_body">Here is an example of an interface in Java:</text:p>
      <text:p text:style-name="Preformatted_20_Text"><text:span text:style-name="Source_20_Text">interface Shape {</text:span></text:p>
      <text:p text:style-name="Preformatted_20_Text"><text:span text:style-name="Source_20_Text"><text:s text:c="4"/>double getArea();</text:span></text:p>
      <text:p text:style-name="Preformatted_20_Text"><text:span text:style-name="Source_20_Text"><text:s text:c="4"/>double getPerimeter();</text:span></text:p>
      <text:p text:style-name="P1"><text:span text:style-name="Source_20_Text">}</text:span></text:p>
      <text:p text:style-name="Text_20_body">This interface defines two methods that any class that implements it should provide an implementation for.</text:p>
      <text:p text:style-name="Text_20_body">Here is an example of a class that implements the Shape interface:</text:p>
      <text:p text:style-name="Preformatted_20_Text"><text:span text:style-name="Source_20_Text">class Rectangle implements Shape {</text:span></text:p>
      <text:p text:style-name="Preformatted_20_Text"><text:span text:style-name="Source_20_Text"><text:s text:c="4"/>private double width;</text:span></text:p>
      <text:p text:style-name="Preformatted_20_Text"><text:span text:style-name="Source_20_Text"><text:s text:c="4"/>private double height;</text:span></text:p>
      <text:p text:style-name="Preformatted_20_Text"/>
      <text:p text:style-name="Preformatted_20_Text"><text:span text:style-name="Source_20_Text"><text:s text:c="4"/>public Rectangle(double width, double height) {</text:span></text:p>
      <text:p text:style-name="Preformatted_20_Text"><text:span text:style-name="Source_20_Text"><text:s text:c="8"/>this.width = width;</text:span></text:p>
      <text:p text:style-name="Preformatted_20_Text"><text:span text:style-name="Source_20_Text"><text:s text:c="8"/>this.height = heigh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getArea() {</text:span></text:p>
      <text:p text:style-name="Preformatted_20_Text"><text:span text:style-name="Source_20_Text"><text:s text:c="8"/>return width * heigh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getPerimeter() {</text:span></text:p>
      <text:p text:style-name="Preformatted_20_Text"><text:span text:style-name="Source_20_Text"><text:s text:c="8"/>return 2 * (width + height);</text:span></text:p>
      <text:p text:style-name="Preformatted_20_Text"><text:span text:style-name="Source_20_Text"><text:s text:c="4"/>}</text:span></text:p>
      <text:p text:style-name="P1"><text:soft-page-break/><text:span text:style-name="Source_20_Text">}</text:span></text:p>
      <text:p text:style-name="Text_20_body">This class implements the Shape interface, and provides an implementation for the getArea and getPerimeter methods.</text:p>
      <text:p text:style-name="Text_20_body">Now, we can create an object of the rectangle class and use it as an object of Shape interface</text:p>
      <text:p text:style-name="Preformatted_20_Text"><text:span text:style-name="Source_20_Text">Shape shape = new Rectangle(5, 10);</text:span></text:p>
      <text:p text:style-name="Preformatted_20_Text"><text:span text:style-name="Source_20_Text">System.out.println(shape.getArea()); // Output: 50</text:span></text:p>
      <text:p text:style-name="P1"><text:span text:style-name="Source_20_Text">System.out.println(shape.getPerimeter()); // Output: 30</text:span></text:p>
      <text:p text:style-name="Text_20_body">This is an example of polymorphism, where an object of the Rectangle class is being used as an object of the Shape interface.</text:p>
      <text:p text:style-name="Text_20_body">Java also allows polymorphism through inheritance. A subclass can inherit the methods and properties of its superclass and can also override the inherited methods to provide a different implementation. In this way, an object of a subclass can be used wherever an object of its superclass is expected, because the subclass object is "compatible" with the superclass.</text:p>
      <text:p text:style-name="Preformatted_20_Text"><text:span text:style-name="Source_20_Text">class Square extends Rectangle {</text:span></text:p>
      <text:p text:style-name="Preformatted_20_Text"><text:span text:style-name="Source_20_Text"><text:s text:c="4"/>public Square(double side) {</text:span></text:p>
      <text:p text:style-name="Preformatted_20_Text"><text:span text:style-name="Source_20_Text"><text:s text:c="8"/>super(side, side);</text:span></text:p>
      <text:p text:style-name="Preformatted_20_Text"><text:span text:style-name="Source_20_Text"><text:s text:c="4"/>}</text:span></text:p>
      <text:p text:style-name="P1"><text:span text:style-name="Source_20_Text">}</text:span></text:p>
      <text:p text:style-name="Text_20_body">In this example, Square class is a subclass of the Rectangle class and it can be used wherever a Rectangle object is expected because it has the same methods and properties.</text:p>
      <text:p text:style-name="Preformatted_20_Text"><text:span text:style-name="Source_20_Text">Shape shape = new Square(5);</text:span></text:p>
      <text:p text:style-name="Preformatted_20_Text"><text:span text:style-name="Source_20_Text">System.out.println(shape.getArea()); // Output: 25</text:span></text:p>
      <text:p text:style-name="P1"><text:span text:style-name="Source_20_Text">System.out.println(shape.getPerimeter()); // Output: 20</text:span></text:p>
      <text:p text:style-name="P2"><draw:frame draw:style-name="fr2" draw:name="Image7" text:anchor-type="as-char" svg:width="0.7874in" svg:height="0.3937in" draw:z-index="6"><draw:image xlink:href="Pictures/1000004E0000000000000000DB8080F90BBAFF57.svg" xlink:type="simple" xlink:show="embed" xlink:actuate="onLoad" draw:mime-type="image/svg+xml"/></draw:frame><draw:frame draw:style-name="fr1" draw:name="Image8" text:anchor-type="char" svg:x="0in" svg:width="0.0161in" svg:height="0.0161in" draw:z-index="7"><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interface</text:p>
      <text:p text:style-name="Text_20_body">In Java, an interface is a contract that defines a set of methods that a class should implement. An interface is a way to define a common set of methods that will be implemented by multiple classes. It allows classes to be designed in such a way that their objects can interact with each other without knowing their specific implementation.</text:p>
      <text:p text:style-name="Text_20_body">An interface is defined using the <text:span text:style-name="Source_20_Text">interface</text:span> keyword, followed by the name of the interface. Here is an example of a simple interface in Java:</text:p>
      <text:p text:style-name="Preformatted_20_Text"><text:span text:style-name="Source_20_Text">interface Drivable {</text:span></text:p>
      <text:p text:style-name="Preformatted_20_Text"><text:span text:style-name="Source_20_Text"><text:s text:c="4"/>void start();</text:span></text:p>
      <text:p text:style-name="Preformatted_20_Text"><text:span text:style-name="Source_20_Text"><text:s text:c="4"/>void stop();</text:span></text:p>
      <text:p text:style-name="P1"><text:span text:style-name="Source_20_Text">}</text:span></text:p>
      <text:p text:style-name="Text_20_body">This interface defines two methods <text:span text:style-name="Source_20_Text">start()</text:span> and <text:span text:style-name="Source_20_Text">stop()</text:span> that any class that implements it should provide an implementation for.</text:p>
      <text:p text:style-name="Text_20_body">A class that implements an interface must provide an implementation for all of the methods defined in the interface. Here is an example of a class that implements the <text:span text:style-name="Source_20_Text">Drivable</text:span> interface:</text:p>
      <text:p text:style-name="Preformatted_20_Text"><text:span text:style-name="Source_20_Text">class Car implements Drivable {</text:span></text:p>
      <text:p text:style-name="Preformatted_20_Text"><text:span text:style-name="Source_20_Text"><text:s text:c="4"/>@Override</text:span></text:p>
      <text:p text:style-name="Preformatted_20_Text"><text:soft-page-break/><text:span text:style-name="Source_20_Text"><text:s text:c="4"/>public void start() {</text:span></text:p>
      <text:p text:style-name="Preformatted_20_Text"><text:span text:style-name="Source_20_Text"><text:s text:c="8"/>System.out.println("Car start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stop() {</text:span></text:p>
      <text:p text:style-name="Preformatted_20_Text"><text:span text:style-name="Source_20_Text"><text:s text:c="8"/>System.out.println("Car stopped");</text:span></text:p>
      <text:p text:style-name="Preformatted_20_Text"><text:span text:style-name="Source_20_Text"><text:s text:c="4"/>}</text:span></text:p>
      <text:p text:style-name="P1"><text:span text:style-name="Source_20_Text">}</text:span></text:p>
      <text:p text:style-name="Text_20_body">You can create an object of the class that implements the interface and use it to call the interface</text:p>
      <text:p text:style-name="P2"><draw:frame draw:style-name="fr2" draw:name="Image9" text:anchor-type="as-char" svg:width="0.7874in" svg:height="0.3937in" draw:z-index="8"><draw:image xlink:href="Pictures/1000004E0000000000000000DB8080F90BBAFF57.svg" xlink:type="simple" xlink:show="embed" xlink:actuate="onLoad" draw:mime-type="image/svg+xml"/></draw:frame><draw:frame draw:style-name="fr1" draw:name="Image10" text:anchor-type="char" svg:x="0in" svg:width="0.0161in" svg:height="0.0161in" draw:z-index="9"><draw:image xlink:href="https://chat.openai.com/_next/image?url=https%3A%2F%2Flh3.googleusercontent.com%2Fa%2FAEdFTp711pgcCUSnH3w0bP14tiD1d4E_z50VsTveIbbz%3Ds96-c&amp;w=64&amp;q=75" xlink:type="simple" xlink:show="embed" xlink:actuate="onLoad"/><svg:title>Sakalans Now</svg:title></draw:frame></text:p>
      <text:p text:style-name="Text_20_body">more details on interface</text:p>
      <text:p text:style-name="Text_20_body">Interfaces provide a way to define a common set of methods that will be implemented by multiple classes. This allows objects of different classes to be used interchangeably. For example, if you have an interface called <text:span text:style-name="Source_20_Text">Movable</text:span> that defines a method <text:span text:style-name="Source_20_Text">move()</text:span> and multiple classes such as <text:span text:style-name="Source_20_Text">Car</text:span>, <text:span text:style-name="Source_20_Text">Bike</text:span>, <text:span text:style-name="Source_20_Text">Plane</text:span> implement that interface, you can create an array of Movable objects and call the move method on each of them, without knowing the specific class of each object.</text:p>
      <text:p text:style-name="Text_20_body">Interfaces can also define constants and default methods, which can be overridden by the classes that implement the interface.</text:p>
      <text:p text:style-name="Text_20_body">A class can implement multiple interfaces, by using the <text:span text:style-name="Source_20_Text">implements</text:span> keyword, followed by the names of the interfaces, separated by commas.</text:p>
      <text:p text:style-name="Preformatted_20_Text"><text:span text:style-name="Source_20_Text">class Car implements Drivable, ElectricVehicle {</text:span></text:p>
      <text:p text:style-name="Preformatted_20_Text"><text:span text:style-name="Source_20_Text"><text:s text:c="4"/>@Override</text:span></text:p>
      <text:p text:style-name="Preformatted_20_Text"><text:span text:style-name="Source_20_Text"><text:s text:c="4"/>public void start() {</text:span></text:p>
      <text:p text:style-name="Preformatted_20_Text"><text:span text:style-name="Source_20_Text"><text:s text:c="8"/>System.out.println("Car start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stop() {</text:span></text:p>
      <text:p text:style-name="Preformatted_20_Text"><text:span text:style-name="Source_20_Text"><text:s text:c="8"/>System.out.println("Car stopp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chargeBattery() {</text:span></text:p>
      <text:p text:style-name="Preformatted_20_Text"><text:span text:style-name="Source_20_Text"><text:s text:c="8"/>System.out.println("Battery charging...");</text:span></text:p>
      <text:p text:style-name="Preformatted_20_Text"><text:span text:style-name="Source_20_Text"><text:s text:c="4"/>}</text:span></text:p>
      <text:p text:style-name="P1"><text:span text:style-name="Source_20_Text">}</text:span></text:p>
      <text:p text:style-name="Text_20_body">It's worth noting that a class can only extend one class, but it can implement</text:p>
      <text:p text:style-name="P2"><draw:frame draw:style-name="fr2" draw:name="Image11" text:anchor-type="as-char" svg:width="0.7874in" svg:height="0.3937in" draw:z-index="10"><draw:image xlink:href="Pictures/1000004E0000000000000000DB8080F90BBAFF57.svg" xlink:type="simple" xlink:show="embed" xlink:actuate="onLoad" draw:mime-type="image/svg+xml"/></draw:frame><draw:frame draw:style-name="fr1" draw:name="Image12" text:anchor-type="char" svg:x="0in" svg:width="0.0161in" svg:height="0.0161in" draw:z-index="11"><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static class and methods</text:p>
      <text:p text:style-name="Text_20_body">In Java, a static class is a class that is defined with the <text:span text:style-name="Source_20_Text">static</text:span> keyword. A static class is also sometimes called a nested class. A static class is a class that is nested within another class, and it can be accessed without creating an instance of the outer class.</text:p>
      <text:p text:style-name="Text_20_body">Here is an example of a static class:</text:p>
      <text:p text:style-name="Preformatted_20_Text"><text:span text:style-name="Source_20_Text">class OuterClass {</text:span></text:p>
      <text:p text:style-name="Preformatted_20_Text"><text:soft-page-break/><text:span text:style-name="Source_20_Text"><text:s text:c="4"/>static class StaticNestedClass {</text:span></text:p>
      <text:p text:style-name="Preformatted_20_Text"><text:span text:style-name="Source_20_Text"><text:s text:c="8"/>// class implementation</text:span></text:p>
      <text:p text:style-name="Preformatted_20_Text"><text:span text:style-name="Source_20_Text"><text:s text:c="4"/>}</text:span></text:p>
      <text:p text:style-name="P1"><text:span text:style-name="Source_20_Text">}</text:span></text:p>
      <text:p text:style-name="Text_20_body">A static method is a method that is defined with the <text:span text:style-name="Source_20_Text">static</text:span> keyword. It is a method that belongs to a class, rather than an object of the class. This means that you can call a static method without creating an instance of the class.</text:p>
      <text:p text:style-name="Text_20_body">Here is an example of a static method:</text:p>
      <text:p text:style-name="Preformatted_20_Text"><text:span text:style-name="Source_20_Text">class MathUtils {</text:span></text:p>
      <text:p text:style-name="Preformatted_20_Text"><text:span text:style-name="Source_20_Text"><text:s text:c="4"/>public static int add(int a, int b) {</text:span></text:p>
      <text:p text:style-name="Preformatted_20_Text"><text:span text:style-name="Source_20_Text"><text:s text:c="8"/>return a + b;</text:span></text:p>
      <text:p text:style-name="Preformatted_20_Text"><text:span text:style-name="Source_20_Text"><text:s text:c="4"/>}</text:span></text:p>
      <text:p text:style-name="P1"><text:span text:style-name="Source_20_Text">}</text:span></text:p>
      <text:p text:style-name="Text_20_body">You can call the static method by using the class name, followed by the dot operator and the method name, like this:</text:p>
      <text:p text:style-name="Preformatted_20_Text"><text:span text:style-name="Source_20_Text">int result = MathUtils.add(5, 3);</text:span></text:p>
      <text:p text:style-name="P1"><text:span text:style-name="Source_20_Text">System.out.println(result); // Output: 8</text:span></text:p>
      <text:p text:style-name="Text_20_body">Static methods are useful when you need to provide some functionality that doesn't depend on the state of an object, such as utility methods or mathematical functions.</text:p>
      <text:p text:style-name="Text_20_body">It's worth noting that static methods do</text:p>
      <text:p text:style-name="P2"><draw:frame draw:style-name="fr2" draw:name="Image13" text:anchor-type="as-char" svg:width="0.7874in" svg:height="0.3937in" draw:z-index="12"><draw:image xlink:href="Pictures/1000004E0000000000000000DB8080F90BBAFF57.svg" xlink:type="simple" xlink:show="embed" xlink:actuate="onLoad" draw:mime-type="image/svg+xml"/></draw:frame><draw:frame draw:style-name="fr1" draw:name="Image14" text:anchor-type="char" svg:x="0in" svg:width="0.0161in" svg:height="0.0161in" draw:z-index="13"><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not have access to the non-static fields and methods of a class, as they do not operate on an instance of the class. If you need to access non-static fields or methods from a static method, you need to pass an instance of the class as a parameter to the static method.</text:p>
      <text:p text:style-name="Text_20_body">Another important aspect of static methods is that they can be called even if no instances of the class have been created. This can be useful for providing utility methods that can be used in a variety of contexts, without the need for creating an object.</text:p>
      <text:p text:style-name="Text_20_body">Static fields are fields that are also defined with the <text:span text:style-name="Source_20_Text">static</text:span> keyword, and they are also known as class variables. They are shared by all instances of a class, and can be accessed using the class name, followed by the dot operator and the field name, like this:</text:p>
      <text:p text:style-name="Preformatted_20_Text"><text:span text:style-name="Source_20_Text">class Counter {</text:span></text:p>
      <text:p text:style-name="Preformatted_20_Text"><text:span text:style-name="Source_20_Text"><text:s text:c="4"/>static int count = 0;</text:span></text:p>
      <text:p text:style-name="P1"><text:span text:style-name="Source_20_Text">}</text:span></text:p>
      <text:p text:style-name="Text_20_body">Static fields are useful for maintaining a global state that is shared by all objects of a class, such as a counter or a configuration setting.</text:p>
      <text:p text:style-name="Text_20_body">In summary, static classes and methods are a way to define class-level functionality that can be accessed without creating an instance of the class. Static fields are variables shared by all instances of a class, and they can be accessed using the class name. They are useful for maintaining global state or providing utility metho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4:58:54.269539814</meta:creation-date>
    <dc:date>2023-01-14T14:59:07.480708358</dc:date>
    <meta:editing-duration>PT13S</meta:editing-duration>
    <meta:editing-cycles>1</meta:editing-cycles>
    <meta:document-statistic meta:table-count="0" meta:image-count="14" meta:object-count="0" meta:page-count="7" meta:paragraph-count="228" meta:word-count="2260" meta:character-count="13852" meta:non-whitespace-character-count="11241"/>
    <meta:generator>LibreOffice/7.4.2.3$Linux_X86_64 LibreOffice_project/40$Build-3</meta:generator>
  </office:meta>
</office:document-meta>
</file>